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7.408cm" fo:margin-left="7.713cm" fo:margin-right="3.685cm" table:align="margins"/>
    </style:style>
    <style:style style:name="Таблица1.A" style:family="table-column">
      <style:table-column-properties style:column-width="2.064cm" style:rel-column-width="18256*"/>
    </style:style>
    <style:style style:name="Таблица1.B" style:family="table-column">
      <style:table-column-properties style:column-width="2.593cm" style:rel-column-width="22937*"/>
    </style:style>
    <style:style style:name="Таблица1.C" style:family="table-column">
      <style:table-column-properties style:column-width="2.752cm" style:rel-column-width="24342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Таблица1.C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fo:language="en" fo:country="US" style:font-name-asian="Times New Roman2" style:font-name-complex="Times New Roman2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text-properties style:font-name="Cambria" fo:language="ru" fo:country="RU" style:font-name-asian="Times New Roman2" style:font-name-complex="Times New Roman2"/>
    </style:style>
    <style:style style:name="P7" style:family="paragraph" style:parent-style-name="Text_20_body">
      <style:paragraph-properties fo:text-align="justify" style:justify-single-word="false"/>
      <style:text-properties style:font-name="Cambria" fo:language="ru" fo:country="RU" style:font-name-asian="Times New Roman2" style:font-name-complex="Times New Roman2"/>
    </style:style>
    <style:style style:name="P8" style:family="paragraph" style:parent-style-name="Heading_20_1">
      <style:text-properties style:font-name="Cambria"/>
    </style:style>
    <style:style style:name="P9" style:family="paragraph" style:parent-style-name="Text_20_body">
      <style:text-properties style:font-name="Cambria"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03.png" xlink:type="simple" xlink:show="embed" xlink:actuate="onLoad"/></draw:frame></text:p>
          </table:table-cell>
          <table:table-cell table:style-name="Table1.B1" office:value-type="string">
            <text:h text:style-name="P8" text:outline-level="1">Коммутатор входных сигналов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9">| <text:span text:style-name="T2">Си </text:span>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3.47cm" draw:z-index="1"><draw:image xlink:href="../images/010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5" table:number-columns-spanned="2" office:value-type="string">
            <text:p text:style-name="P7">Блок представляет собой коммутатор, подключающий к выходу один из аналоговых входных сигналов <text:span text:style-name="T1">(X1 </text:span>или <text:span text:style-name="T1">X2)</text:span>. Управление коммутацией происходит с помощью двух дискретных входов (<text:span text:style-name="T1">X3 </text:span>и <text:span text:style-name="T1">X4</text:span>). Логика работы блока для двух входных сигналов, представлена в таблице.</text:p>
            <table:table table:name="Таблица1" table:style-name="Таблица1">
              <table:table-column table:style-name="Таблица1.A"/>
              <table:table-column table:style-name="Таблица1.B"/>
              <table:table-column table:style-name="Таблица1.C"/>
              <table:table-row>
                <table:table-cell table:style-name="Таблица1.A1" office:value-type="string">
                  <text:p text:style-name="P4">X3</text:p>
                </table:table-cell>
                <table:table-cell table:style-name="Таблица1.A1" office:value-type="string">
                  <text:p text:style-name="P4">X4</text:p>
                </table:table-cell>
                <table:table-cell table:style-name="Таблица1.C1" office:value-type="string">
                  <text:p text:style-name="P4">Y</text:p>
                </table:table-cell>
              </table:table-row>
              <table:table-row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C2" office:value-type="float" office:value="0">
                  <text:p text:style-name="P4">0</text:p>
                </table:table-cell>
              </table:table-row>
              <table:table-row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C3" office:value-type="string">
                  <text:p text:style-name="P4">X2</text:p>
                </table:table-cell>
              </table:table-row>
              <table:table-row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A2" office:value-type="float" office:value="0">
                  <text:p text:style-name="P4">0</text:p>
                </table:table-cell>
                <table:table-cell table:style-name="Таблица1.C3" office:value-type="string">
                  <text:p text:style-name="P4">X1</text:p>
                </table:table-cell>
              </table:table-row>
              <table:table-row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A2" office:value-type="float" office:value="1">
                  <text:p text:style-name="P4">1</text:p>
                </table:table-cell>
                <table:table-cell table:style-name="Таблица1.C3" office:value-type="string">
                  <text:p text:style-name="P4">X1</text:p>
                </table:table-cell>
              </table:table-row>
            </table:table>
            <text:p text:style-name="P6"/>
            <text:p text:style-name="P6">Количество входных аналоговых сигналов может быть настроено в параметрах блока. При этом общее число входных портов будет в 2 раза больше, так как присутствует столько же управляющих коммутацией сигналов.</text:p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ммутатор входных сигналов</dc:title>
    <dc:date>2016-04-14T11:32:43.33</dc:date>
    <meta:generator>OpenOffice/4.1.1$Win32 OpenOffice.org_project/411m6$Build-9775</meta:generator>
    <meta:editing-duration>PT1H37M21S</meta:editing-duration>
    <meta:editing-cycles>38</meta:editing-cycles>
    <dc:creator>ILYA KUBENSKIY</dc:creator>
    <meta:document-statistic meta:table-count="2" meta:image-count="2" meta:object-count="0" meta:page-count="1" meta:paragraph-count="23" meta:word-count="90" meta:character-count="531"/>
  </office:meta>
</office:document-meta>
</file>